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enrietta Levy; Judah Levy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Sovereign of the world! <text:s/>Eternal Lord! <text:s/>How presumptuous/ it is in finite creatures, to enter with Thee into judgment!/ <text:s/>Shall the clay say to Him that moulded it into a being:/ "What dost thou?" <text:s/>From Thy divine breathing we draw/ existence, and what is Thine own, Thou takest to Thyself,/ when supreme wisdom so demands. <text:s/>But we short of/ vision; we possessed of a knowledge set within narrow/ bounds, cannot fathom Thy ways, and we are lost in a maze,/ while searching into them. <text:s/>Therefore we lament, when we/ possibly ought to sing for joy. <text:s/>We murmur, when perhaps/ we should utter thanks. <text:s/>Oh! that a ray of <text:span text:style-name="T2">heavenly</text:span><text:span text:style-name="T3">/ knowledge would brighten our understanding! <text:s/>The truth/ which inspiration dictated, would then be deeply felt./ <text:s/>We would acknowledge that "Surely God will not do/ wickedly, neither will the Almighty pervert justice"/ <text:s/>But because envelopped[sic!] in darkness, </text:span><text:span text:style-name="T4">we are</text:span><text:span text:style-name="T5"> our spirits are now/ cast down </text:span><text:span text:style-name="T4">at the sight of</text:span><text:span text:style-name="T5"> by reason of the desolation, which our/ carnal eyes behold. <text:s/>This house but a year ago, the/ dwelling-place of two beings wrapped up in one another,/ has been bereaved of both its occupants./</text:span></text:p>
      <text:p text:style-name="P3"><text:span text:style-name="T5"/></text:p>
      <text:p text:style-name="P3"><text:span text:style-name="T5">[Page 2]</text:span></text:p>
      <text:p text:style-name="P3"><text:span text:style-name="T5">Thou didst suffer death to enter, and mark out/ the husband as the first victim. <text:s/>But the blow which/ felled to the ground a man in his prime, struck the/ heart of his life-companion. <text:s/>In vain she sought/ to drown sorrow by launching into a sea of commercial/ enterprises. <text:s/>The mind was wrecked in the attempt, and/ the body which Thy hand had made fragile, sunk never/ to rise. <text:s/>They whom the holiest bond united, will henceforth/ lie close together in yonder graves. <text:s/>Love had raised/ upon the one, a </text:span><text:soft-page-break/><text:span text:style-name="T5">stone description of human worth. <text:s/>What/ O Lord! shall give her a name, whom Thou didst not/ bless with progeny? <text:s/></text:span><text:span text:style-name="T4">Thy</text:span><text:span text:style-name="T5"> In Thy volume we have been shown/ how to purchase fame, and gain salvation. <text:s/>"By right-/-eousness, canst thou be established" is found written in/ the golden pages. <text:s/>Grant O God! that the deeds of kind-/-ness which Henrietta Levy performed, while clothed in/ flesh, and her testamentary charities, evincing a liberality/ of feelings as commendable as it is broad, may eternize/ her memory here below, and beatify her soul above./ <text:s/>For their sake, O forgiving Lord! let her trespasses be/ not reckoned; and the omission of religious duties be/ not visited on this Jewess, so early Alas! call from earth./</text:span></text:p>
      <text:p text:style-name="P3"><text:span text:style-name="T5"/></text:p>
      <text:p text:style-name="P3"><text:span text:style-name="T5">[Page 3]</text:span></text:p>
      <text:p text:style-name="P3"><text:span text:style-name="T5">Many difficulties beset her path during her/ brief pilgrimage. <text:s/>A weakly frame, and an ardent/ disposition, a desire to acquire wealth, and the mutations/ of fortune, hopes frustrated and lively expectations/ brought to naught, tried her sorely. <text:s/>At this/ dreaded hour of judgment, let thy right hand O Lord, rest/ on the scale of mercy, and her merits shall out-/-weigh </text:span><text:span text:style-name="T4">her</text:span><text:span text:style-name="T5"> any sins she may have committed./</text:span></text:p>
      <text:p text:style-name="P3"><text:span text:style-name="T5">Grant that no impediment may part the wife from/ her imparadized husband. <text:s/>Grant that the crown of/ glory which a purified existence weaved for Judah/ Levy, beneficence may place as an adornment upon/ the brow of his fond Henrietta. <text:s/>And let them both/ mount high, where a sky ever serene, reflects celestial/ goodness, and infuses joys unending and unalloyed./ <text:s/>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5:24:06.08</meta:creation-date>
    <meta:document-statistic meta:table-count="0" meta:image-count="0" meta:object-count="0" meta:page-count="3" meta:paragraph-count="68" meta:word-count="698" meta:character-count="4447"/>
    <dc:date>2012-11-06T15:50:52.47</dc:date>
    <meta:editing-duration>PT11M36S</meta:editing-duration>
    <meta:editing-cycles>1</meta:editing-cycles>
    <meta:generator>OpenOffice.org/3.4.1$Win32 OpenOffice.org_project/341m1$Build-9593</meta:generator>
  </office:meta>
</office:document-meta>
</file>